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E16882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5cm" svg:stroke-color="#c0c0c0" draw:marker-start-width="0.38cm" draw:marker-end-width="0.38cm" draw:fill-color="#c0c0c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e08008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fo:min-height="0.25cm" fo:padding-top="0.05cm" fo:padding-bottom="0.05cm" fo:padding-left="0.05cm" fo:padding-right="0.05cm"/>
    </style:style>
    <style:style style:name="gr5" style:family="graphic" style:parent-style-name="standard">
      <style:graphic-properties draw:stroke="none" draw:fill="gradient" draw:fill-color="#333333" draw:fill-gradient-name="Gradient_20_8" draw:textarea-horizontal-align="center" draw:textarea-vertical-align="middle"/>
    </style:style>
    <style:style style:name="gr6" style:family="graphic" style:parent-style-name="standard">
      <style:graphic-properties svg:stroke-width="0.03cm" draw:marker-start-width="0.35cm" draw:marker-end-width="0.35cm" draw:fill-color="#666666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35cm" draw:marker-end-width="0.35cm" draw:fill="bitmap" draw:fill-hatch-name="Black_20_0_20_Degrees" draw:fill-image-name="Bitmape_20_2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25cm" fo:padding-top="0.05cm" fo:padding-bottom="0.05cm" fo:padding-left="0.05cm" fo:padding-right="0.05cm"/>
    </style:style>
    <style:style style:name="gr9" style:family="graphic" style:parent-style-name="standard">
      <style:graphic-properties svg:stroke-width="0.03cm" draw:marker-start-width="0.35cm" draw:marker-end-width="0.35cm" draw:fill="solid" draw:fill-color="#c0c0c0" draw:fill-hatch-name="Black_20_0_20_Degrees" draw:fill-image-name="Bitmape_20_2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solid" svg:stroke-width="0.05cm" draw:marker-start-width="0.46cm" draw:marker-end-width="0.46cm" draw:fill-color="#333333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-color="#333333" draw:textarea-horizontal-align="center" draw:textarea-vertical-align="middle"/>
    </style:style>
    <style:style style:name="gr12" style:family="graphic" style:parent-style-name="standard">
      <style:graphic-properties svg:stroke-width="0.03cm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1cm" svg:stroke-color="#c0c0c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0.25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3" style:family="paragraph">
      <style:text-properties fo:color="#ffffff" fo:font-size="7pt" style:font-size-asian="7pt" style:font-size-complex="7pt"/>
    </style:style>
    <style:style style:name="P4" style:family="paragraph">
      <style:text-properties fo:color="#000000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" style:family="text">
      <style:text-properties fo:color="#000000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225cm" svg:height="0.5cm" draw:transform="rotate (3.1415926535892) translate (17.25cm 4.5cm)">
          <text:p/>
        </draw:rect>
        <draw:rect draw:style-name="gr1" draw:text-style-name="P1" draw:layer="layout" svg:width="13.275cm" svg:height="0.5cm" draw:transform="rotate (3.1415926535892) translate (13.525cm 4.5cm)">
          <text:p/>
        </draw:rect>
        <draw:g>
          <draw:rect draw:style-name="gr2" draw:text-style-name="P1" draw:layer="layout" svg:width="-0.5cm" svg:height="-0.5cm" svg:x="14.025cm" svg:y="4.5cm">
            <text:p/>
          </draw:rect>
          <draw:polyline draw:style-name="gr3" draw:text-style-name="P1" draw:layer="layout" svg:width="-0.249cm" svg:height="-0.499cm" svg:x="14.275cm" svg:y="4.5cm" svg:viewBox="0 0 -250 -500" draw:points="0,0 250,0 250,500 0,500">
            <text:p/>
          </draw:polyline>
          <draw:polyline draw:style-name="gr3" draw:text-style-name="P1" draw:layer="layout" svg:width="-0.249cm" svg:height="-0.499cm" svg:x="13.525cm" svg:y="4.5cm" svg:viewBox="0 0 -250 -500" draw:points="250,0 0,0 0,500 250,500">
            <text:p/>
          </draw:polyline>
        </draw:g>
        <draw:frame draw:style-name="gr4" draw:text-style-name="P2" draw:layer="layout" svg:width="4cm" svg:height="0.5cm" svg:x="0.25cm" svg:y="0.25cm">
          <draw:text-box>
            <text:p><text:span text:style-name="T1">Soldering Procedure</text:span></text:p>
          </draw:text-box>
        </draw:frame>
        <draw:g>
          <draw:rect draw:style-name="gr5" draw:text-style-name="P1" draw:layer="layout" svg:width="1.5cm" svg:height="0.25cm" draw:transform="rotate (-0.174532925200587) translate (0.468cm 1.5cm)">
            <text:p/>
          </draw:rect>
          <draw:polygon draw:style-name="gr6" draw:text-style-name="P1" draw:layer="layout" svg:width="5.999cm" svg:height="1.249cm" draw:transform="rotate (-0.174532925200587) translate (2.52456152512212cm 1.35474227168458cm)" svg:viewBox="0 0 6000 1250" draw:points="0,375 0,875 5750,1000 6000,1250 6000,0 5750,250">
            <text:p/>
          </draw:polygon>
          <draw:rect draw:style-name="gr7" draw:text-style-name="P1" draw:layer="layout" svg:width="0.5cm" svg:height="0.75cm" draw:transform="rotate (-0.174532925200587) translate (8.39cm 2.643cm)">
            <text:p/>
          </draw:rect>
          <draw:frame draw:style-name="gr8" draw:text-style-name="P3" draw:layer="layout" svg:width="3cm" svg:height="0.75cm" draw:transform="rotate (-0.174532925200587) translate (2.974cm 1.688cm)">
            <draw:text-box>
              <text:p text:style-name="P3">SOLDER PRO 9000</text:p>
            </draw:text-box>
          </draw:frame>
          <draw:rect draw:style-name="gr9" draw:text-style-name="P1" draw:layer="layout" svg:width="3.5cm" svg:height="0.5cm" draw:transform="rotate (-0.174532925200587) translate (8.861cm 2.853cm)">
            <text:p/>
          </draw:rect>
          <draw:polygon draw:style-name="gr10" draw:text-style-name="P1" draw:layer="layout" svg:width="1.749cm" svg:height="0.82cm" draw:transform="rotate (-0.174532925200587) translate (6.42645817897258cm 2.26106864924979cm)" svg:viewBox="0 0 1750 821" draw:points="1750,821 1739,810 0,772 0,48 1739,11 1750,0">
            <text:p/>
          </draw:polygon>
          <draw:polygon draw:style-name="gr11" draw:text-style-name="P1" draw:layer="layout" svg:width="0.499cm" svg:height="0.374cm" draw:transform="rotate (-0.174532925200587) translate (1.95627339497561cm 1.69827917091727cm)" svg:viewBox="0 0 500 375" draw:points="500,0 500,375 0,313 0,63">
            <text:p/>
          </draw:polygon>
          <draw:polygon draw:style-name="gr12" draw:text-style-name="P1" draw:layer="layout" svg:width="1.499cm" svg:height="0.374cm" draw:transform="rotate (-0.174532925200587) translate (12.2967548016038cm 3.52158503642003cm)" svg:viewBox="0 0 1500 375" draw:points="0,0 0,375 500,375 1500,188 500,0">
            <text:p/>
          </draw:polygon>
        </draw:g>
        <draw:line draw:style-name="gr13" draw:text-style-name="P1" draw:layer="layout" svg:x1="13.775cm" svg:y1="4cm" svg:x2="16.775cm" svg:y2="2.75cm">
          <text:p/>
        </draw:line>
        <draw:line draw:style-name="gr14" draw:text-style-name="P1" draw:layer="layout" svg:x1="13.775cm" svg:y1="3.25cm" svg:x2="13.775cm" svg:y2="4.75cm">
          <text:p/>
        </draw:line>
        <draw:frame draw:style-name="gr15" draw:text-style-name="P4" draw:layer="layout" svg:width="3cm" svg:height="2cm" svg:x="10.25cm" svg:y="1.25cm">
          <draw:text-box>
            <text:p><text:span text:style-name="T2">Heat one side, touching both component and board ...</text:span></text:p>
          </draw:text-box>
        </draw:frame>
        <draw:frame draw:style-name="gr15" draw:text-style-name="P4" draw:layer="layout" svg:width="3cm" svg:height="2cm" svg:x="14.25cm" svg:y="1.25cm">
          <draw:text-box>
            <text:p><text:span text:style-name="T2">... feed solder from</text:span></text:p>
            <text:p><text:span text:style-name="T2">opposite side, touching the board and component, but not the ir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ffffff" draw:end-color="#333333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00800000008E16882C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7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5M34S</meta:editing-duration>
    <meta:editing-cycles>28</meta:editing-cycles>
    <meta:generator>OpenOffice.org/3.3$Win32 OpenOffice.org_project/330m20$Build-9567</meta:generator>
    <dc:date>2011-12-04T04:27:08.20</dc:date>
    <meta:document-statistic meta:object-count="20"/>
  </office:meta>
</office:document-meta>
</file>